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1">
      <style:text-properties fo:font-size="16pt" officeooo:rsid="001c4405" officeooo:paragraph-rsid="00659f3e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5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0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6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9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5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6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7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8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9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90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1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3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4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5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6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7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8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9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100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1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2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103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104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105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6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2efae"/>
    </style:style>
    <style:style style:name="T35" style:family="text">
      <style:text-properties officeooo:rsid="0066f32a"/>
    </style:style>
    <style:style style:name="T36" style:family="text">
      <style:text-properties officeooo:rsid="006763b5"/>
    </style:style>
    <style:style style:name="T37" style:family="text">
      <style:text-properties officeooo:rsid="0068c9ef"/>
    </style:style>
    <style:style style:name="T38" style:family="text">
      <style:text-properties officeooo:rsid="006a29a9"/>
    </style:style>
    <style:style style:name="T39" style:family="text">
      <style:text-properties officeooo:rsid="006b86a9"/>
    </style:style>
    <style:style style:name="T40" style:family="text">
      <style:text-properties officeooo:rsid="006d19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4061245497353027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8278452646410743722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25240147517120" text:continue-list="list484061245497353027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8702466004703110006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25240900157141" text:continue-list="list125240147517120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802698769561834594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36205201152386380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25239527762466" text:continue-list="list5802698769561834594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244845644532665365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25240667779295" text:continue-list="list125239527762466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339936247475140654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94014721882885045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25239324314044" text:continue-list="list8339936247475140654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565859824347332550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25240238210682" text:continue-list="list125239324314044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52147233728933341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561573177147519115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25240908720871" text:continue-list="list452147233728933341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273648946548870151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25239185606364" text:continue-list="list125240908720871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45494560106417693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1152130923811417618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25240047499274" text:continue-list="list1845494560106417693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541887878589862704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7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25241036538156" text:continue-list="list125240047499274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1182565479893253703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1238794888344784180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25240240883263" text:continue-list="list1182565479893253703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27655544547861098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8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25239618619715" text:continue-list="list125240240883263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1387465360427458755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2254912092426946037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25240793990980" text:continue-list="list1387465360427458755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341411167838816427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9">The world on horseback: creuar muntanyes pel nord-&gt; txt quote genghis khan</text:p>
            </text:list-item>
          </text:list>
        </text:list-item>
      </text:list>
      <text:list xml:id="list125239936505843" text:continue-list="list125240793990980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4876309052727309245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2270876642981984154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25240945377649" text:continue-list="list4876309052727309245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178267804776463312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90">Ice and fire: 10 eps → img igloo</text:p>
            </text:list-item>
          </text:list>
        </text:list-item>
      </text:list>
      <text:list xml:id="list125240964300529" text:continue-list="list125240945377649" text:style-name="L22">
        <text:list-header>
          <text:p text:style-name="P36"/>
        </text:list-header>
        <text:list-item>
          <text:p text:style-name="P36">Story:</text:p>
        </text:list-item>
      </text:list>
      <text:list xml:id="list4714171633758107417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7542399510912061301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83250420735446583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25239923911237" text:continue-list="list7542399510912061301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5895157196931784251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25240880362330" text:continue-list="list125239923911237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119685787972259901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25240353896849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1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750689381234697688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25239217820362" text:continue-list="list125240353896849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632316503324953109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25240133270268" text:continue-list="list125239217820362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92095468342525934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88202657204388145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25240539885901" text:continue-list="list592095468342525934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2027534014733907387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25240513582384" text:continue-list="list125240539885901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658591689555424403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2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3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993853498657972459" text:style-name="L36">
        <text:list-item>
          <text:list>
            <text:list-item>
              <text:p text:style-name="P53">Resources </text:p>
            </text:list-item>
            <text:list-item>
              <text:p text:style-name="P94">Dispersal</text:p>
            </text:list-item>
          </text:list>
        </text:list-item>
      </text:list>
      <text:list xml:id="list125239549458845" text:continue-list="list6658591689555424403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4523635765130300539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06"><text:span text:style-name="T19">Perfection 12</text:span> : Perfect →<text:span text:style-name="T23"> txt sky burials</text:span></text:p>
            </text:list-item>
            <text:list-item>
              <text:p text:style-name="P95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25239862450557" text:continue-list="list125239549458845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4822016179312315861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9082830808426158803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25239329795088" text:continue-list="list4822016179312315861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9042708925117967349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25240612776220" text:continue-list="list125239329795088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4813826906146175436" text:style-name="L41">
        <text:list-item>
          <text:p text:style-name="P59"><text:span text:style-name="T35">Aconseguir un recurs tot i tenir exploitation per influència o ara bé per aniquilació dels competidors.</text:span></text:p>
          <text:p text:style-name="P59"/>
        </text:list-item>
        <text:list-item>
          <text:p text:style-name="P59">Atributs:</text:p>
          <text:list>
            <text:list-item>
              <text:p text:style-name="P104">Mobility</text:p>
            </text:list-item>
            <text:list-item>
              <text:p text:style-name="P59">Warfare</text:p>
            </text:list-item>
            <text:list-item>
              <text:p text:style-name="P103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60"><text:span text:style-name="T38">Mobilitat (àrea)</text:span></text:p>
            </text:list-item>
            <text:list-item>
              <text:p text:style-name="P103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341098704359743528" text:style-name="L42">
        <text:list-item>
          <text:list>
            <text:list-item>
              <text:p text:style-name="P62">Resources <text:span text:style-name="T36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25239015750516" text:continue-list="list4813826906146175436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8830125306407554138" text:style-name="L43">
        <text:list-item>
          <text:list>
            <text:list-item>
              <text:p text:style-name="P63">?? : Success -&gt; Dibuix</text:p>
            </text:list-item>
            <text:list-item>
              <text:p text:style-name="P64"><text:span text:style-name="T19">Perfection 14</text:span> : Perfect -&gt; ??</text:p>
            </text:list-item>
            <text:list-item>
              <text:p text:style-name="P63">??</text:p>
            </text:list-item>
          </text:list>
        </text:list-item>
      </text:list>
      <text:list xml:id="list125240582519782" text:continue-list="list125239015750516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8449393736254289934" text:style-name="L44">
        <text:list-item>
          <text:p text:style-name="P65">Agafar fusta i canviar-lo per metalls a on hi ha una altra població mitjançant trade</text:p>
          <text:p text:style-name="P65"/>
        </text:list-item>
        <text:list-item>
          <text:p text:style-name="P65">Atributs: </text:p>
          <text:list>
            <text:list-item>
              <text:p text:style-name="P65">Trade</text:p>
            </text:list-item>
            <text:list-item>
              <text:p text:style-name="P105">Exploitation</text:p>
            </text:list-item>
            <text:list-item>
              <text:p text:style-name="P105"><text:span text:style-name="T39">Technology</text:span></text:p>
            </text:list-item>
          </text:list>
          <text:p text:style-name="P65"/>
        </text:list-item>
        <text:list-item>
          <text:p text:style-name="P65">Poders:</text:p>
          <text:list>
            <text:list-item>
              <text:p text:style-name="P65"><text:span text:style-name="T37">Mobility (àrea)</text:span></text:p>
            </text:list-item>
            <text:list-item>
              <text:p text:style-name="P65"><text:span text:style-name="T40">Reproduction (global)</text:span></text:p>
            </text:list-item>
          </text:list>
        </text:list-item>
      </text:list>
      <text:h text:style-name="Heading_20_4" text:outline-level="4"/>
      <text:list xml:id="list125239472886497" text:continue-numbering="true" text:style-name="L44">
        <text:list-item>
          <text:p text:style-name="P65">Goals:</text:p>
        </text:list-item>
      </text:list>
      <text:list xml:id="list6587373920278711819" text:style-name="L45">
        <text:list-item>
          <text:list>
            <text:list-item>
              <text:p text:style-name="P66">Resources <text:span text:style-name="T36">(wood)</text:span></text:p>
            </text:list-item>
            <text:list-item>
              <text:p text:style-name="P67">Resources <text:s/><text:span text:style-name="T36">(mineral)</text:span></text:p>
            </text:list-item>
          </text:list>
        </text:list-item>
      </text:list>
      <text:list xml:id="list125240107445598" text:continue-list="list125239472886497" text:style-name="L44">
        <text:list-header>
          <text:p text:style-name="P65"/>
        </text:list-header>
        <text:list-item>
          <text:p text:style-name="P65">Achievements:</text:p>
        </text:list-item>
      </text:list>
      <text:list xml:id="list8193462904159158683" text:style-name="L46">
        <text:list-item>
          <text:list>
            <text:list-item>
              <text:p text:style-name="P68">?? : Success -&gt; Dibuix</text:p>
            </text:list-item>
            <text:list-item>
              <text:p text:style-name="P69"><text:span text:style-name="T19">Perfection 15</text:span> : Perfect -&gt; ??</text:p>
            </text:list-item>
            <text:list-item>
              <text:p text:style-name="P68">??</text:p>
            </text:list-item>
          </text:list>
        </text:list-item>
      </text:list>
      <text:list xml:id="list125240223339769" text:continue-list="list125240107445598" text:style-name="L44">
        <text:list-header>
          <text:p text:style-name="P65"/>
        </text:list-header>
        <text:list-item>
          <text:p text:style-name="P65">Story:</text:p>
          <text:list>
            <text:list-item>
              <text:p text:style-name="P65">Dibu: Escena d'agricultura</text:p>
            </text:list-item>
            <text:list-item>
              <text:p text:style-name="P65">Contingut: </text:p>
            </text:list-item>
            <text:list-item>
              <text:p text:style-name="P65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705575368925639113" text:style-name="L47">
        <text:list-item>
          <text:p text:style-name="P70">Transformar una zona àrida en una de ben cultivada</text:p>
          <text:p text:style-name="P70"/>
        </text:list-item>
        <text:list-item>
          <text:p text:style-name="P70">Atributs:</text:p>
          <text:list>
            <text:list-item>
              <text:p text:style-name="P70">Terraforming</text:p>
            </text:list-item>
            <text:list-item>
              <text:p text:style-name="P70">Technology</text:p>
            </text:list-item>
            <text:list-item>
              <text:p text:style-name="P70">Mobility</text:p>
            </text:list-item>
          </text:list>
          <text:p text:style-name="P70"/>
        </text:list-item>
        <text:list-item>
          <text:p text:style-name="P70">Poders:</text:p>
          <text:list>
            <text:list-item>
              <text:p text:style-name="P70">Reproduction <text:span text:style-name="T30">(global)</text:span></text:p>
            </text:list-item>
            <text:list-item>
              <text:p text:style-name="P70">Resistance <text:span text:style-name="T30">(àrea)</text:span></text:p>
            </text:list-item>
          </text:list>
          <text:p text:style-name="P70"/>
        </text:list-item>
        <text:list-item>
          <text:p text:style-name="P70">Goals:</text:p>
        </text:list-item>
      </text:list>
      <text:list xml:id="list4129315908544733680" text:style-name="L48">
        <text:list-item>
          <text:list>
            <text:list-item>
              <text:p text:style-name="P71">Dispersal</text:p>
            </text:list-item>
            <text:list-item>
              <text:p text:style-name="P71">Population</text:p>
            </text:list-item>
          </text:list>
        </text:list-item>
      </text:list>
      <text:list xml:id="list125239763180440" text:continue-list="list3705575368925639113" text:style-name="L47">
        <text:list-header>
          <text:p text:style-name="P70"/>
        </text:list-header>
        <text:list-item>
          <text:p text:style-name="P70">Achievements:</text:p>
        </text:list-item>
      </text:list>
      <text:list xml:id="list6626148523064154192" text:style-name="L49">
        <text:list-item>
          <text:list>
            <text:list-item>
              <text:p text:style-name="P72">?? : Success -&gt; Dibuix</text:p>
            </text:list-item>
            <text:list-item>
              <text:p text:style-name="P73"><text:span text:style-name="T19">Perfection 16</text:span> : Perfect -&gt; ??</text:p>
            </text:list-item>
            <text:list-item>
              <text:p text:style-name="P72">??</text:p>
            </text:list-item>
          </text:list>
        </text:list-item>
      </text:list>
      <text:list xml:id="list125239490705741" text:continue-list="list125239763180440" text:style-name="L47">
        <text:list-header>
          <text:p text:style-name="P70"/>
        </text:list-header>
        <text:list-item>
          <text:p text:style-name="P70">Story:</text:p>
          <text:list>
            <text:list-item>
              <text:p text:style-name="P70">Dibu: Escena de pesca</text:p>
            </text:list-item>
            <text:list-item>
              <text:p text:style-name="P70">Contingut: </text:p>
            </text:list-item>
            <text:list-item>
              <text:p text:style-name="P70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99233310203194571" text:style-name="L50">
        <text:list-item>
          <text:p text:style-name="P74">Expandir una població mitjançant terraforming mentre es recolecta un recurs (cal evitar sobreexplotació)</text:p>
          <text:p text:style-name="P74"/>
        </text:list-item>
        <text:list-item>
          <text:p text:style-name="P74">Atributs:</text:p>
          <text:list>
            <text:list-item>
              <text:p text:style-name="P74">Terraform</text:p>
            </text:list-item>
            <text:list-item>
              <text:p text:style-name="P74">Exploitation</text:p>
            </text:list-item>
            <text:list-item>
              <text:p text:style-name="P74">Reproduction</text:p>
            </text:list-item>
          </text:list>
          <text:p text:style-name="P74"/>
        </text:list-item>
        <text:list-item>
          <text:p text:style-name="P74">Poders:</text:p>
          <text:list>
            <text:list-item>
              <text:p text:style-name="P74">Resistance <text:span text:style-name="T30">(àrea)</text:span></text:p>
            </text:list-item>
            <text:list-item>
              <text:p text:style-name="P74">Reproduction <text:span text:style-name="T30">(global)</text:span></text:p>
            </text:list-item>
          </text:list>
          <text:p text:style-name="P74"/>
        </text:list-item>
        <text:list-item>
          <text:p text:style-name="P74">Goals:</text:p>
        </text:list-item>
      </text:list>
      <text:list xml:id="list4895876404300595298" text:style-name="L51">
        <text:list-item>
          <text:list>
            <text:list-item>
              <text:p text:style-name="P76">Population</text:p>
            </text:list-item>
            <text:list-item>
              <text:p text:style-name="P76">Dispersal</text:p>
            </text:list-item>
            <text:list-item>
              <text:p text:style-name="P76">Resources</text:p>
            </text:list-item>
          </text:list>
        </text:list-item>
      </text:list>
      <text:list xml:id="list125240864378312" text:continue-list="list499233310203194571" text:style-name="L50">
        <text:list-header>
          <text:p text:style-name="P74"/>
        </text:list-header>
        <text:list-item>
          <text:p text:style-name="P74">Achievements:</text:p>
        </text:list-item>
      </text:list>
      <text:list xml:id="list7432912738301645007" text:style-name="L52">
        <text:list-item>
          <text:list>
            <text:list-item>
              <text:p text:style-name="P77">?? : Success -&gt; Dibuix</text:p>
            </text:list-item>
            <text:list-item>
              <text:p text:style-name="P78"><text:span text:style-name="T19">Perfection 17</text:span> : Perfect-<text:span text:style-name="T20">&gt; img miners de sulfur a java</text:span></text:p>
            </text:list-item>
            <text:list-item>
              <text:p text:style-name="P78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25239202304326" text:continue-list="list125240864378312" text:style-name="L50">
        <text:list-header>
          <text:p text:style-name="P74"/>
        </text:list-header>
        <text:list-item>
          <text:p text:style-name="P74">Story:</text:p>
          <text:list>
            <text:list-item>
              <text:p text:style-name="P75">Dibu: Ciutat al fons, i nau a la dreta</text:p>
            </text:list-item>
            <text:list-item>
              <text:p text:style-name="P74">Contingut: </text:p>
            </text:list-item>
            <text:list-item>
              <text:p text:style-name="P74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1681984883410782027" text:style-name="L53">
        <text:list-item>
          <text:p text:style-name="P79">Expandir una població mitjançant terraforming mentre es competeix per un recurs amb una altra cultura</text:p>
          <text:p text:style-name="P79"/>
        </text:list-item>
        <text:list-item>
          <text:p text:style-name="P79">Atributs:</text:p>
          <text:list>
            <text:list-item>
              <text:p text:style-name="P79">Terraform</text:p>
            </text:list-item>
            <text:list-item>
              <text:p text:style-name="P79">Exploitation</text:p>
            </text:list-item>
            <text:list-item>
              <text:p text:style-name="P79">Trad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Warfare <text:span text:style-name="T30">(global)</text:span></text:p>
            </text:list-item>
            <text:list-item>
              <text:p text:style-name="P79">Influence <text:span text:style-name="T30">(global)</text:span>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5427255141527747606" text:style-name="L54">
        <text:list-item>
          <text:list>
            <text:list-item>
              <text:p text:style-name="P80">Population</text:p>
            </text:list-item>
            <text:list-item>
              <text:p text:style-name="P80">Resources</text:p>
            </text:list-item>
            <text:list-item>
              <text:p text:style-name="P80">Resources</text:p>
            </text:list-item>
          </text:list>
        </text:list-item>
      </text:list>
      <text:list xml:id="list125239245662267" text:continue-list="list1681984883410782027" text:style-name="L53">
        <text:list-header>
          <text:p text:style-name="P79"/>
        </text:list-header>
        <text:list-item>
          <text:p text:style-name="P79">Achievements:</text:p>
        </text:list-item>
      </text:list>
      <text:list xml:id="list5549992772387033385" text:style-name="L55">
        <text:list-item>
          <text:list>
            <text:list-item>
              <text:p text:style-name="P81">?? : Success -&gt; Dibuix</text:p>
            </text:list-item>
            <text:list-item>
              <text:p text:style-name="P81">?? : Perfect -&gt; ??</text:p>
            </text:list-item>
            <text:list-item>
              <text:p text:style-name="P81">??</text:p>
            </text:list-item>
          </text:list>
        </text:list-item>
      </text:list>
      <text:list xml:id="list125239948706230" text:continue-list="list125239245662267" text:style-name="L53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Escena d'intercanvi entre animals i un carro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5094294891222862781" text:style-name="L56">
        <text:list-item>
          <text:p text:style-name="P96">Aconseguir suficient població per destruïr l'altra població</text:p>
          <text:p text:style-name="P82"/>
        </text:list-item>
        <text:list-item>
          <text:p text:style-name="P82">Atributs:</text:p>
          <text:list>
            <text:list-item>
              <text:p text:style-name="P82">Terraform</text:p>
            </text:list-item>
            <text:list-item>
              <text:p text:style-name="P98">Technology</text:p>
            </text:list-item>
            <text:list-item>
              <text:p text:style-name="P96">Warfare</text:p>
            </text:list-item>
          </text:list>
          <text:p text:style-name="P82"/>
        </text:list-item>
        <text:list-item>
          <text:p text:style-name="P82">Poders:</text:p>
          <text:list>
            <text:list-item>
              <text:p text:style-name="P82"><text:span text:style-name="T31">Reproduction</text:span> <text:span text:style-name="T30">(global)</text:span></text:p>
            </text:list-item>
            <text:list-item>
              <text:p text:style-name="P82">Mobility <text:span text:style-name="T30">(àrea)</text:span></text:p>
            </text:list-item>
          </text:list>
          <text:p text:style-name="P82"/>
        </text:list-item>
        <text:list-item>
          <text:p text:style-name="P82">Goals:</text:p>
        </text:list-item>
      </text:list>
      <text:list xml:id="list3606643342516582251" text:style-name="L57">
        <text:list-item>
          <text:list>
            <text:list-item>
              <text:p text:style-name="P99">Mobility</text:p>
            </text:list-item>
            <text:list-item>
              <text:p text:style-name="P97">Population</text:p>
            </text:list-item>
            <text:list-item>
              <text:p text:style-name="P97">Mobility</text:p>
            </text:list-item>
          </text:list>
        </text:list-item>
      </text:list>
      <text:list xml:id="list125240000970749" text:continue-list="list5094294891222862781" text:style-name="L56">
        <text:list-header>
          <text:p text:style-name="P82"/>
        </text:list-header>
        <text:list-item>
          <text:p text:style-name="P82">Achievements:</text:p>
        </text:list-item>
      </text:list>
      <text:list xml:id="list775482629929415059" text:style-name="L58">
        <text:list-item>
          <text:list>
            <text:list-item>
              <text:p text:style-name="P83">?? : Success -&gt; Dibuix</text:p>
            </text:list-item>
            <text:list-item>
              <text:p text:style-name="P83">?? : Perfect -&gt; ??</text:p>
            </text:list-item>
            <text:list-item>
              <text:p text:style-name="P83">??</text:p>
            </text:list-item>
          </text:list>
        </text:list-item>
      </text:list>
      <text:list xml:id="list125240725391458" text:continue-list="list125240000970749" text:style-name="L56">
        <text:list-header>
          <text:p text:style-name="P82"/>
        </text:list-header>
        <text:list-item>
          <text:p text:style-name="P82">Story:</text:p>
          <text:list>
            <text:list-item>
              <text:p text:style-name="P82">Dibu: <text:span text:style-name="T31">Escena de guerra</text:span></text:p>
            </text:list-item>
            <text:list-item>
              <text:p text:style-name="P82">Contingut: </text:p>
            </text:list-item>
            <text:list-item>
              <text:p text:style-name="P82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6509941813146634396" text:style-name="L59">
        <text:list-item>
          <text:p text:style-name="P100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4">Atributs:</text:p>
          <text:list>
            <text:list-item>
              <text:p text:style-name="P84">Reproduction</text:p>
            </text:list-item>
            <text:list-item>
              <text:p text:style-name="P100">Technology</text:p>
            </text:list-item>
            <text:list-item>
              <text:p text:style-name="P100">Resistance</text:p>
            </text:list-item>
          </text:list>
        </text:list-item>
        <text:list-item>
          <text:p text:style-name="P84">Poders:</text:p>
          <text:list>
            <text:list-item>
              <text:p text:style-name="P100">Reproduction</text:p>
            </text:list-item>
            <text:list-item>
              <text:p text:style-name="P84">Mobility <text:span text:style-name="T30">(àrea)</text:span></text:p>
            </text:list-item>
          </text:list>
          <text:p text:style-name="P84"/>
        </text:list-item>
        <text:list-item>
          <text:p text:style-name="P85">Goals:</text:p>
          <text:list>
            <text:list-item>
              <text:p text:style-name="P100">Per eliminar la població:</text:p>
            </text:list-item>
          </text:list>
        </text:list-item>
      </text:list>
      <text:list xml:id="list481362411317389349" text:style-name="L60">
        <text:list-item>
          <text:list>
            <text:list-item>
              <text:p text:style-name="P101">Population (a 0)</text:p>
            </text:list-item>
          </text:list>
        </text:list-item>
      </text:list>
      <text:list xml:id="list125239246542917" text:continue-list="list6509941813146634396" text:style-name="L59">
        <text:list-item>
          <text:list>
            <text:list-item>
              <text:p text:style-name="P100">Per salvar la població:</text:p>
            </text:list-item>
          </text:list>
        </text:list-item>
      </text:list>
      <text:list xml:id="list7091298271425753250" text:style-name="L61">
        <text:list-item>
          <text:p text:style-name="P102">Population</text:p>
        </text:list-item>
        <text:list-item>
          <text:p text:style-name="P102">Dispersal<text:tab/></text:p>
        </text:list-item>
      </text:list>
      <text:list xml:id="list125239956684905" text:continue-list="list125239246542917" text:style-name="L59">
        <text:list-header>
          <text:p text:style-name="P84"/>
        </text:list-header>
        <text:list-item>
          <text:p text:style-name="P84">Achievements:</text:p>
        </text:list-item>
      </text:list>
      <text:list xml:id="list1130977368182681455" text:style-name="L62">
        <text:list-item>
          <text:p text:style-name="P86"><text:span text:style-name="T18">Humans go home!</text:span> : Success -&gt; Dibuix</text:p>
        </text:list-item>
        <text:list-item>
          <text:p text:style-name="P86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6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25239092796236" text:continue-list="list125239956684905" text:style-name="L59">
        <text:list-header>
          <text:p text:style-name="P84"/>
        </text:list-header>
        <text:list-item>
          <text:p text:style-name="P84">Story:</text:p>
          <text:list>
            <text:list-item>
              <text:p text:style-name="P84">Dibu: Fi del culte als Guies, destrucció dels símbols mentre la nau marxa</text:p>
            </text:list-item>
            <text:list-item>
              <text:p text:style-name="P84">Contingut: </text:p>
            </text:list-item>
            <text:list-item>
              <text:p text:style-name="P84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8T12:52:38.868253244</dc:date>
    <dc:creator>Xavier Rubio-Campillo</dc:creator>
    <meta:editing-duration>PT16H53M21S</meta:editing-duration>
    <meta:editing-cycles>67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9" meta:word-count="1752" meta:character-count="8807" meta:non-whitespace-character-count="7911"/>
  </office:meta>
</office:document-meta>
</file>